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form="urn:oasis:names:tc:opendocument:xmlns:form:1.0" xmlns:script="urn:oasis:names:tc:opendocument:xmlns:script:1.0" xmlns:xforms="http://www.w3.org/2002/xforms" xmlns:fo="urn:oasis:names:tc:opendocument:xmlns:xsl-fo-compatible:1.0" xmlns:dc="http://purl.org/dc/elements/1.1/" xmlns:meta="urn:oasis:names:tc:opendocument:xmlns:meta:1.0" xmlns:ooow="http://openoffice.org/2004/writer" xmlns:text="urn:oasis:names:tc:opendocument:xmlns:text:1.0" xmlns:ooo="http://openoffice.org/2004/office" xmlns:oooc="http://openoffice.org/2004/calc" xmlns:xlink="http://www.w3.org/1999/xlink" xmlns:office="urn:oasis:names:tc:opendocument:xmlns:office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chart="urn:oasis:names:tc:opendocument:xmlns:chart:1.0" xmlns:draw="urn:oasis:names:tc:opendocument:xmlns:drawing:1.0" xmlns:style="urn:oasis:names:tc:opendocument:xmlns:style:1.0" xmlns:dom="http://www.w3.org/2001/xml-events" xmlns:number="urn:oasis:names:tc:opendocument:xmlns:datastyle:1.0" office:version="1.0">
  <office:scripts/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●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○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■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●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○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■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●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○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■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●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T1" style:family="text">
      <style:text-properties style:font-name-asian="Mincho" style:font-name="Nimbus Sans L" style:font-name-complex="Tahoma"/>
    </style:style>
  </office:automatic-styles>
  <office:body>
    <office:text>
      <office:forms form:automatic-focus="false" form:apply-design-mode="false"/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Standard">First of all, if you use the xhtml function within a pod expression, you will simply get the ugly code of the resulting ODT chunk in your document: &lt;text:p&gt;Te&lt;text:span text:style-name="podBold"&gt;s&lt;/text:span&gt;t1 : &lt;text:span text:style-name="podBold"&gt;bold&lt;/text:span&gt;, i&lt;text:span text:style-name="podItalic"&gt;tal&lt;/text:span&gt;ics, exponent&lt;text:span text:style-name="podSup"&gt;34&lt;/text:span&gt;, sub&lt;text:span text:style-name="podSub"&gt;45&lt;/text:span&gt;.&lt;/text:p&gt;&lt;text:p&gt;An &lt;text:a xlink:type="simple" xlink:href="http://www.google.com"&gt;hyperlink&lt;/text:a&gt; to Google.&lt;/text:p&gt;&lt;text:list text:style-name="podNumberedList"&gt;&lt;text:list-item&gt;&lt;text:p text:style-name="podNumberItem"&gt;Number list, item 1&lt;/text:p&gt;&lt;/text:list-item&gt;&lt;text:list-item&gt;&lt;text:list text:style-name="podNumberedList"&gt;&lt;text:list-item&gt;&lt;text:p text:style-name="podNumberItem"&gt;Sub-item 1&lt;/text:p&gt;&lt;/text:list-item&gt;&lt;text:list-item&gt;&lt;text:p text:style-name="podNumberItem"&gt;Sub-Item 2&lt;/text:p&gt;&lt;/text:list-item&gt;&lt;text:list-item&gt;&lt;text:list text:style-name="podNumberedList"&gt;&lt;text:list-item&gt;&lt;text:p text:style-name="podNumberItem"&gt;Sub-sub-item A&lt;/text:p&gt;&lt;/text:list-item&gt;&lt;text:list-item&gt;&lt;text:p text:style-name="podNumberItem"&gt;Sub-sub-item B &lt;text:span text:style-name="podItalic"&gt;italic&lt;/text:span&gt;.&lt;/text:p&gt;&lt;/text:list-item&gt;&lt;/text:list&gt;&lt;/text:list-item&gt;&lt;/text:list&gt;&lt;/text:list-item&gt;&lt;/text:list&gt;&lt;text:list text:style-name="podBulletedList"&gt;&lt;text:list-item&gt;&lt;text:p text:style-name="podBulletItem"&gt;A bullet&lt;/text:p&gt;&lt;/text:list-item&gt;&lt;text:list-item&gt;&lt;text:list text:style-name="podBulletedList"&gt;&lt;text:list-item&gt;&lt;text:p text:style-name="podBulletItem"&gt;A sub-bullet&lt;/text:p&gt;&lt;/text:list-item&gt;&lt;text:list-item&gt;&lt;text:list text:style-name="podBulletedList"&gt;&lt;text:list-item&gt;&lt;text:p text:style-name="podBulletItem"&gt;A sub-sub-bullet&lt;/text:p&gt;&lt;/text:list-item&gt;&lt;/text:list&gt;&lt;/text:list-item&gt;&lt;text:list-item&gt;&lt;text:list text:style-name="podNumberedList"&gt;&lt;text:list-item&gt;&lt;text:p text:style-name="podNumberItem"&gt;A sub-sub number&lt;/text:p&gt;&lt;/text:list-item&gt;&lt;text:list-item&gt;&lt;text:p text:style-name="podNumberItem"&gt;Another.&lt;text:line-break&gt;&lt;/text:line-break&gt;&lt;/text:p&gt;&lt;/text:list-item&gt;&lt;/text:list&gt;&lt;/text:list-item&gt;&lt;/text:list&gt;&lt;/text:list-item&gt;&lt;/text:list&gt;&lt;text:h text:style-name="Heading_20_2" text:outline-level="2"&gt;Heading&lt;text:line-break&gt;&lt;/text:line-break&gt;&lt;/text:h&gt;&lt;text:p&gt;Heading Blabla.&lt;text:line-break&gt;&lt;/text:line-break&gt;&lt;/text:p&gt;&lt;text:h text:style-name="Heading_20_3" text:outline-level="3"&gt;SubHeading&lt;/text:h&gt;&lt;text:p&gt;Subheading blabla.&lt;text:line-break&gt;&lt;/text:line-break&gt;&lt;/text:p&gt; (and if an error occurs in this process, the error will look like this: <office:annotation><dc:creator>POD</dc:creator><dc:date>2008-12-11T14:06:42</dc:date><text:p>Error while evaluating expression "xhtml('Hell&lt;br&gt;o!')". &lt;unknown&gt;:1:31: End tag for 'podXhtml' seen, but 'br' expected</text:p></office:annotation>. &lt; &gt; ! &amp; § ù etc. ' “ “</text:p>
      <text:p text:style-name="Standard"/>
      <text:p>Te<text:span text:style-name="podBold">s</text:span>t1 : <text:span text:style-name="podBold">bold</text:span>, i<text:span text:style-name="podItalic">tal</text:span>ics, exponent<text:span text:style-name="podSup">34</text:span>, sub<text:span text:style-name="podSub">45</text:span>.</text:p>
      <text:p>An <text:a xlink:type="simple" xlink:href="http://www.google.com">hyperlink</text:a> to Google.</text:p>
      <text:list text:style-name="podNumberedList">
        <text:list-item>
          <text:p text:style-name="podNumberItem">Number list, item 1</text:p>
        </text:list-item>
        <text:list-item>
          <text:list text:style-name="podNumberedList">
            <text:list-item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>
                <text:list-item>
                  <text:p text:style-name="podNumberItem">Sub-sub-item A</text:p>
                </text:list-item>
                <text:list-item>
                  <text:p text:style-name="podNumberItem">Sub-sub-item B <text:span text:style-name="podItalic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>
                <text:list-item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  <text:p>Te<text:span text:style-name="podBold">s</text:span>t1 : <text:span text:style-name="podBold">bold</text:span>, i<text:span text:style-name="podItalic">tal</text:span>ics, exponent<text:span text:style-name="podSup">34</text:span>, sub<text:span text:style-name="podSub">45</text:span>.</text:p>
      <text:p>An <text:a xlink:type="simple" xlink:href="http://www.google.com">hyperlink</text:a> to Google.</text:p>
      <text:list text:style-name="podNumberedList">
        <text:list-item>
          <text:p text:style-name="podNumberItem">Number list, item 1</text:p>
        </text:list-item>
        <text:list-item>
          <text:list text:style-name="podNumberedList">
            <text:list-item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>
                <text:list-item>
                  <text:p text:style-name="podNumberItem">Sub-sub-item A</text:p>
                </text:list-item>
                <text:list-item>
                  <text:p text:style-name="podNumberItem">Sub-sub-item B <text:span text:style-name="podItalic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>
                <text:list-item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  <text:p>Te<text:span text:style-name="podBold">s</text:span>t1 : <text:span text:style-name="podBold">bold</text:span>, i<text:span text:style-name="podItalic">tal</text:span>ics, exponent<text:span text:style-name="podSup">34</text:span>, sub<text:span text:style-name="podSub">45</text:span>.</text:p>
      <text:p>An <text:a xlink:type="simple" xlink:href="http://www.google.com">hyperlink</text:a> to Google.</text:p>
      <text:list text:style-name="podNumberedList">
        <text:list-item>
          <text:p text:style-name="podNumberItem">Number list, item 1</text:p>
        </text:list-item>
        <text:list-item>
          <text:list text:style-name="podNumberedList">
            <text:list-item>
              <text:p text:style-name="podNumberItem">Sub-item 1</text:p>
            </text:list-item>
            <text:list-item>
              <text:p text:style-name="podNumberItem">Sub-Item 2</text:p>
            </text:list-item>
            <text:list-item>
              <text:list text:style-name="podNumberedList">
                <text:list-item>
                  <text:p text:style-name="podNumberItem">Sub-sub-item A</text:p>
                </text:list-item>
                <text:list-item>
                  <text:p text:style-name="podNumberItem">Sub-sub-item B <text:span text:style-name="podItalic">italic</text:span>.</text:p>
                </text:list-item>
              </text:list>
            </text:list-item>
          </text:list>
        </text:list-item>
      </text:list>
      <text:list text:style-name="podBulletedList">
        <text:list-item>
          <text:p text:style-name="podBulletItem">A bullet</text:p>
        </text:list-item>
        <text:list-item>
          <text:list text:style-name="podBulletedList">
            <text:list-item>
              <text:p text:style-name="podBulletItem">A sub-bullet</text:p>
            </text:list-item>
            <text:list-item>
              <text:list text:style-name="podBulletedList">
                <text:list-item>
                  <text:p text:style-name="podBulletItem">A sub-sub-bullet</text:p>
                </text:list-item>
              </text:list>
            </text:list-item>
            <text:list-item>
              <text:list text:style-name="podNumberedList">
                <text:list-item>
                  <text:p text:style-name="podNumberItem">A sub-sub number</text:p>
                </text:list-item>
                <text:list-item>
                  <text:p text:style-name="podNumberItem">Another.<text:line-break/></text:p>
                </text:list-item>
              </text:list>
            </text:list-item>
          </text:list>
        </text:list-item>
      </text:list>
      <text:h text:style-name="Heading_20_2" text:outline-level="2">Heading<text:line-break/></text:h>
      <text:p>Heading Blabla.<text:line-break/></text:p>
      <text:h text:style-name="Heading_20_3" text:outline-level="3">SubHeading</text:h>
      <text:p>Subheading blabla.<text:line-break/></text:p>
      <text:h text:outline-level="2" text:style-name="Heading_20_2">Title 2</text:h>
      <text:h text:outline-level="3" text:style-name="Heading_20_3">Title 3</text:h>
      <text:p text:style-name="Text_20_body">I put those titles there, else, OO does not include those style definitions in the saved file.</text:p>
    </office:text>
  </office:body>
</office:document-content>
</file>

<file path=styles.xml><?xml version="1.0" encoding="utf-8"?>
<office:document-styles xmlns:form="urn:oasis:names:tc:opendocument:xmlns:form:1.0" xmlns:number="urn:oasis:names:tc:opendocument:xmlns:datastyle:1.0" xmlns:xlink="http://www.w3.org/1999/xlink" xmlns:office="urn:oasis:names:tc:opendocument:xmlns:office:1.0" xmlns:meta="urn:oasis:names:tc:opendocument:xmlns:meta:1.0" xmlns:dom="http://www.w3.org/2001/xml-events" xmlns:math="http://www.w3.org/1998/Math/MathML" xmlns:svg="urn:oasis:names:tc:opendocument:xmlns:svg-compatible:1.0" xmlns:dr3d="urn:oasis:names:tc:opendocument:xmlns:dr3d:1.0" xmlns:ooow="http://openoffice.org/2004/writer" xmlns:table="urn:oasis:names:tc:opendocument:xmlns:table:1.0" xmlns:style="urn:oasis:names:tc:opendocument:xmlns:style:1.0" xmlns:script="urn:oasis:names:tc:opendocument:xmlns:script:1.0" xmlns:chart="urn:oasis:names:tc:opendocument:xmlns:chart:1.0" xmlns:ooo="http://openoffice.org/2004/office" xmlns:draw="urn:oasis:names:tc:opendocument:xmlns:drawing:1.0" xmlns:oooc="http://openoffice.org/2004/calc" xmlns:text="urn:oasis:names:tc:opendocument:xmlns:text:1.0" xmlns:fo="urn:oasis:names:tc:opendocument:xmlns:xsl-fo-compatible:1.0" xmlns:dc="http://purl.org/dc/elements/1.1/" office:version="1.0">
  <office:font-face-decls>
    <style:font-face style:name="PodStarSymbol" svg:font-family="StarSymbol"/>
    <style:font-face style:name="Tahoma1" svg:font-family="Tahoma"/>
    <style:font-face style:name="Nimbus Roman No9 L" style:font-pitch="variable" svg:font-family="'Nimbus Roman No9 L'" style:font-family-generic="roman"/>
    <style:font-face style:name="Nimbus Sans L" style:font-pitch="variable" svg:font-family="'Nimbus Sans L'" style:font-family-generic="swiss"/>
    <style:font-face style:name="DejaVu Sans" style:font-pitch="variable" svg:font-family="'DejaVu Sans'" style:font-family-generic="system"/>
    <style:font-face style:name="Mincho" style:font-pitch="variable" svg:font-family="Mincho" style:font-family-generic="system"/>
    <style:font-face style:name="Tahoma" style:font-pitch="variable" svg:font-family="Tahoma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default-style style:family="graphic">
      <style:graphic-properties draw:end-line-spacing-horizontal="0.283cm" draw:shadow-offset-y="0.3cm" draw:shadow-offset-x="0.3cm" style:flow-with-text="false" draw:start-line-spacing-vertical="0.283cm" draw:start-line-spacing-horizontal="0.283cm" draw:end-line-spacing-vertical="0.283cm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US" fo:language="en" style:language-asian="zxx" style:language-complex="zxx" style:font-size-asian="12pt" fo:font-size="12pt" style:font-size-complex="12pt" style:country-asian="none" style:country-complex="none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style:use-window-font-color="true" fo:country="US" fo:language="en" fo:hyphenation-push-char-count="2" style:font-name="Nimbus Roman No9 L" style:language-asian="zxx" style:language-complex="zxx" style:font-size-asian="12pt" style:font-name-asian="DejaVu Sans" fo:font-size="12pt" style:font-size-complex="12pt" style:country-asian="none" fo:hyphenation-remain-char-count="2" fo:hyphenate="false" style:font-name-complex="Tahoma" style:country-complex="non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Text_20_body" style:display-name="Text body" style:class="text" style:parent-style-name="Standard" style:family="paragraph">
      <style:paragraph-properties fo:margin-top="0cm" fo:margin-bottom="0.212cm"/>
    </style:style>
    <style:style style:name="Heading" style:next-style-name="Text_20_body" style:class="text" style:parent-style-name="Standard" style:family="paragraph">
      <style:paragraph-properties fo:margin-top="0.423cm" fo:keep-with-next="always" fo:margin-bottom="0.212cm"/>
      <style:text-properties style:font-size-asian="14pt" style:font-name="Nimbus Sans L" style:font-size-complex="14pt" style:font-name-asian="Mincho" fo:font-size="14pt" style:font-name-complex="Tahoma"/>
    </style:style>
    <style:style style:next-style-name="Text_20_body" style:class="text" style:family="paragraph" style:name="Heading_20_1" style:display-name="Heading 1" style:default-outline-level="1" style:parent-style-name="Heading"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text-properties fo:font-weight="bold" fo:font-style="italic" style:font-size-asian="14pt" style:font-weight-complex="bold" style:font-size-complex="14pt" fo:font-size="14pt" style:font-style-asian="italic" style:font-style-complex="italic" style:font-weight-asian="bold"/>
    </style:style>
    <style:style style:next-style-name="Text_20_body" style:class="text" style:family="paragraph" style:name="Heading_20_3" style:display-name="Heading 3" style:default-outline-level="3" style:parent-style-name="Heading">
      <style:text-properties fo:font-weight="bold" style:font-size-asian="14pt" style:font-size-complex="14pt" fo:font-size="14pt" style:font-weight-asian="bold" style:font-weight-complex="bold"/>
    </style:style>
    <style:style style:name="List" style:class="list" style:parent-style-name="Text_20_body" style:family="paragraph">
      <style:text-properties style:font-name-complex="Tahoma1"/>
    </style:style>
    <style:style style:name="Caption" style:class="extra" style:parent-style-name="Standard" style:family="paragraph">
      <style:paragraph-properties fo:margin-top="0.212cm" text:number-lines="false" text:line-number="0" fo:margin-bottom="0.212cm"/>
      <style:text-properties fo:font-style="italic" style:font-size-asian="12pt" style:font-size-complex="12pt" fo:font-size="12pt" style:font-style-asian="italic" style:font-style-complex="italic" style:font-name-complex="Tahoma1"/>
    </style:style>
    <style:style style:name="Index" style:class="index" style:parent-style-name="Standard" style:family="paragraph">
      <style:paragraph-properties text:number-lines="false" text:line-number="0"/>
      <style:text-properties style:font-name-complex="Tahoma1"/>
    </style:style>
    <text:outline-style>
      <text:outline-level-style style:num-format="" text:level="1">
        <style:list-level-properties text:min-label-distance="0.381cm"/>
      </text:outline-level-style>
      <text:outline-level-style style:num-format="" text:level="2">
        <style:list-level-properties text:min-label-distance="0.381cm"/>
      </text:outline-level-style>
      <text:outline-level-style style:num-format="" text:level="3">
        <style:list-level-properties text:min-label-distance="0.381cm"/>
      </text:outline-level-style>
      <text:outline-level-style style:num-format="" text:level="4">
        <style:list-level-properties text:min-label-distance="0.381cm"/>
      </text:outline-level-style>
      <text:outline-level-style style:num-format="" text:level="5">
        <style:list-level-properties text:min-label-distance="0.381cm"/>
      </text:outline-level-style>
      <text:outline-level-style style:num-format="" text:level="6">
        <style:list-level-properties text:min-label-distance="0.381cm"/>
      </text:outline-level-style>
      <text:outline-level-style style:num-format="" text:level="7">
        <style:list-level-properties text:min-label-distance="0.381cm"/>
      </text:outline-level-style>
      <text:outline-level-style style:num-format="" text:level="8">
        <style:list-level-properties text:min-label-distance="0.381cm"/>
      </text:outline-level-style>
      <text:outline-level-style style:num-format="" text:level="9">
        <style:list-level-properties text:min-label-distance="0.381cm"/>
      </text:outline-level-style>
      <text:outline-level-style style:num-format="" text:level="10">
        <style:list-level-properties text:min-label-distance="0.381cm"/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page-layout style:name="pm1">
      <style:page-layout-properties fo:margin-top="2cm" style:writing-mode="lr-tb" fo:margin-left="2cm" fo:page-width="21.59cm" style:num-format="1" style:print-orientation="portrait" style:footnote-max-height="0cm" fo:margin-bottom="2cm" fo:page-height="27.94cm" fo:margin-right="2cm">
        <style:footnote-sep style:adjustment="left" style:rel-width="25%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aetan Delannay</meta:initial-creator>
    <meta:creation-date>2007-08-06T12:09:45</meta:creation-date>
    <dc:creator>Gaetan Delannay</dc:creator>
    <dc:date>2008-12-11T14:06:05</dc:date>
    <dc:language>en-US</dc:language>
    <meta:editing-cycles>16</meta:editing-cycles>
    <meta:editing-duration>PT1H55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136" meta:character-count="727"/>
  </office:meta>
</office:document-meta>
</file>